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break-before="page"/>
    </style:style>
    <style:style style:name="P2" style:family="paragraph" style:parent-style-name="Standard">
      <style:paragraph-properties fo:margin-top="7.056cm" fo:margin-bottom="0cm" style:contextual-spacing="false"/>
    </style:style>
    <style:style style:name="P3" style:family="paragraph" style:parent-style-name="Frame_20_contents">
      <style:paragraph-properties fo:margin-top="200pt" fo:margin-bottom="0.28cm" style:contextual-spacing="false"/>
      <style:text-properties officeooo:rsid="001c5d7b" officeooo:paragraph-rsid="001c5d7b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.15cm" fo:border="0.06pt solid #000000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Sect1" style:family="section">
      <style:section-properties text:dont-balance-text-columns="true" style:editable="false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Standard">First page</text:p>
        <text:p text:style-name="Standard"/>
        <text:p text:style-name="P1">Second page, first column</text:p>
        <text:p text:style-name="P2">Second page, still first column</text:p>
        <text:p text:style-name="P2"/>
        <text:p text:style-name="P2">Second page, second column<draw:frame draw:style-name="fr1" draw:name="Frame1" text:anchor-type="char" svg:width="2cm" draw:z-index="0"><draw:text-box fo:min-height="0.499cm"><text:p text:style-name="P3">X</text:p></draw:text-box></draw:frame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los Vajna</meta:initial-creator>
    <dc:creator>Miklos Vajna</dc:creator>
    <meta:editing-cycles>4</meta:editing-cycles>
    <meta:creation-date>2024-05-16T07:50:00</meta:creation-date>
    <dc:date>2024-05-16T10:03:19.304738180</dc:date>
    <meta:editing-duration>PT11M10S</meta:editing-duration>
    <meta:generator>LibreOfficeDev/24.8.0.0.alpha1$Linux_X86_64 LibreOffice_project/c95bca6e67b201d8789f2e975f50f47d47970cbb</meta:generator>
    <meta:document-statistic meta:table-count="0" meta:image-count="0" meta:object-count="0" meta:page-count="2" meta:paragraph-count="5" meta:word-count="16" meta:character-count="93" meta:non-whitespace-character-count="82"/>
    <meta:user-defined meta:name="AppVersion">16.0000</meta:user-defined>
    <meta:template xlink:type="simple" xlink:actuate="onRequest" xlink:title="Normal.dotm" xlink:href=""/>
  </office:meta>
</office:document-meta>
</file>